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Teensy</text:p>
          </table:table-cell>
          <table:table-cell office:value-type="string" calcext:value-type="string">
            <text:p>3.x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19.95" calcext:value-type="float">
            <text:p>19.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2])" office:value-type="float" office:value="56.55" calcext:value-type="float">
            <text:p>56.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8]*[.G18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19]*[.G19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0]*[.G20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0-01</text:p>
          </table:table-cell>
          <table:table-cell office:value-type="float" office:value="0.47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table:formula="of:=SUM([.F21]*[.G21])" office:value-type="float" office:value="15.51" calcext:value-type="float">
            <text:p>15.51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2]*[.G22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CD 2 Digit</text:p>
          </table:table-cell>
          <table:table-cell office:value-type="string" calcext:value-type="string">
            <text:p>516-1209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23G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table:formula="of:=SUM([.F24]*[.G24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6]*[.G26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29]*[.G29])" office:value-type="float" office:value="0.96" calcext:value-type="float">
            <text:p>0.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8:.H29])" office:value-type="float" office:value="190.45" calcext:value-type="float">
            <text:p>190.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35]*[.G35])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Raspberry Pi Model 3</text:p>
          </table:table-cell>
          <table:table-cell office:value-type="float" office:value="3775" calcext:value-type="float">
            <text:p>3775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Raspberry Pi foundation</text:p>
          </table:table-cell>
          <table:table-cell table:style-name="ce1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F36]*[.G36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37]*[.G37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38]*[.G38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39]*[.G39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0]*[.G40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or Temp Sensor (I2C)</text:p>
          </table:table-cell>
          <table:table-cell office:value-type="string" calcext:value-type="string">
            <text:p>DS1631+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631+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table:formula="of:=SUM([.F41]*[.G41])" office:value-type="float" office:value="14.85" calcext:value-type="float">
            <text:p>14.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35:.H41])" office:value-type="float" office:value="252.39" calcext:value-type="float">
            <text:p>252.3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0];[.H13];[.H42])" office:value-type="float" office:value="499.39" calcext:value-type="float">
            <text:p>499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10T19:31:31.754000000</dc:date>
    <meta:editing-duration>PT2H6M52S</meta:editing-duration>
    <meta:editing-cycles>1</meta:editing-cycles>
    <meta:document-statistic meta:table-count="1" meta:cell-count="238" meta:object-count="0"/>
    <meta:generator>LibreOffice/6.0.1.1$Windows_X86_64 LibreOffice_project/60bfb1526849283ce2491346ed2aa51c465abfe6</meta:generator>
  </office:meta>
</office:document-meta>
</file>